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3_13-17-02_000.jpg</text:p>
          </table:table-cell>
          <table:table-cell table:style-name="ce19" office:value-type="string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4"/>
          <table:table-cell table:style-name="ce4" office:value-type="string">
            <text:p>N-35-35-21.679687 E-139-34-51.63208</text:p>
          </table:table-cell>
          <table:table-cell table:style-name="ce36" table:formula="of:=IF([.E2]=&quot;&quot;;[.C2];CONCATENATE([.C2];&quot; / &quot;;[.E2]))" office:value-type="string" office:string-value=":PHOTO 記録しておきたいもの / @台所：流し / 記録用 / 鍋：沸かしすぎて、お湯が全部、蒸発した">
            <text:p>:PHOTO 記録しておきたいもの / @台所：流し / 記録用 / 鍋：沸かしすぎて、お湯が全部、蒸発した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3_13-38-5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16.955566 E-139-34-42.458496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3_15-05-30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3_16-09-04_002.jpg</text:p>
          </table:table-cell>
          <table:table-cell table:style-name="ce19" office:value-type="string">
            <text:p>:m 東和 PHOTO / 210315m / 豪徳寺駅 / 大東建託㈱　豪徳寺計画 / １名 / ㈱アットライフ（大東建託） / 指示書</text:p>
          </table:table-cell>
          <table:table-cell table:style-name="ce18"/>
          <table:table-cell table:style-name="ce4"/>
          <table:table-cell table:style-name="ce4"/>
          <table:table-cell table:style-name="ce36" table:formula="of:=IF([.E5]=&quot;&quot;;[.C5];CONCATENATE([.C5];&quot; / &quot;;[.E5]))" office:value-type="string" office:string-value=":m 東和 PHOTO / 210315m / 豪徳寺駅 / 大東建託㈱　豪徳寺計画 / １名 / ㈱アットライフ（大東建託） / 指示書">
            <text:p>:m 東和 PHOTO / 210315m / 豪徳寺駅 / 大東建託㈱　豪徳寺計画 / １名 / ㈱アットライフ（大東建託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13_16-09-10_001.jpg</text:p>
          </table:table-cell>
          <table:table-cell table:style-name="ce19" office:value-type="string">
            <text:p>:m 東和 PHOTO / 210315m / 豪徳寺駅 / 大東建託㈱　豪徳寺計画 / １名 / ㈱アットライフ（大東建託） / 指示書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:m 東和 PHOTO / 210315m / 豪徳寺駅 / 大東建託㈱　豪徳寺計画 / １名 / ㈱アットライフ（大東建託） / 指示書">
            <text:p>:m 東和 PHOTO / 210315m / 豪徳寺駅 / 大東建託㈱　豪徳寺計画 / １名 / ㈱アットライフ（大東建託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3_16-09-14_000.jpg</text:p>
          </table:table-cell>
          <table:table-cell table:style-name="ce19" office:value-type="string">
            <text:p>:m 東和 PHOTO / 210315m / 豪徳寺駅 / 大東建託㈱　豪徳寺計画 / １名 / ㈱アットライフ（大東建託） / 指示書</text:p>
          </table:table-cell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string" office:string-value=":m 東和 PHOTO / 210315m / 豪徳寺駅 / 大東建託㈱　豪徳寺計画 / １名 / ㈱アットライフ（大東建託） / 指示書">
            <text:p>:m 東和 PHOTO / 210315m / 豪徳寺駅 / 大東建託㈱　豪徳寺計画 / １名 / ㈱アットライフ（大東建託） / 指示書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3_16-18-24_000.jpg</text:p>
          </table:table-cell>
          <table:table-cell table:style-name="ce19" office:value-type="string">
            <text:p>:m 東和 PHOTO / 210315m / 豪徳寺駅 / 大東建託㈱　豪徳寺計画 / １名 / ㈱アットライフ（大東建託） / 資料：交通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8]=&quot;&quot;;[.C8];CONCATENATE([.C8];&quot; / &quot;;[.E8]))" office:value-type="string" office:string-value=":m 東和 PHOTO / 210315m / 豪徳寺駅 / 大東建託㈱　豪徳寺計画 / １名 / ㈱アットライフ（大東建託） / 資料：交通">
            <text:p>:m 東和 PHOTO / 210315m / 豪徳寺駅 / 大東建託㈱　豪徳寺計画 / １名 / ㈱アットライフ（大東建託） / 資料：交通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13_16-19-07_000.jpg</text:p>
          </table:table-cell>
          <table:table-cell table:style-name="ce19" office:value-type="string">
            <text:p>:m 東和 PHOTO / 210315m / 豪徳寺駅 / 大東建託㈱　豪徳寺計画 / １名 / ㈱アットライフ（大東建託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6" table:formula="of:=IF([.E9]=&quot;&quot;;[.C9];CONCATENATE([.C9];&quot; / &quot;;[.E9]))" office:value-type="string" office:string-value=":m 東和 PHOTO / 210315m / 豪徳寺駅 / 大東建託㈱　豪徳寺計画 / １名 / ㈱アットライフ（大東建託） / 資料：スケジュール">
            <text:p>:m 東和 PHOTO / 210315m / 豪徳寺駅 / 大東建託㈱　豪徳寺計画 / １名 / ㈱アットライフ（大東建託） / 資料：スケジュール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13_16-20-02_000.jpg</text:p>
          </table:table-cell>
          <table:table-cell table:style-name="ce19" office:value-type="string">
            <text:p>:m 東和 PHOTO / 210315m / 豪徳寺駅 / 大東建託㈱　豪徳寺計画 / １名 / ㈱アットライフ（大東建託） / 資料：天気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0]=&quot;&quot;;[.C10];CONCATENATE([.C10];&quot; / &quot;;[.E10]))" office:value-type="string" office:string-value=":m 東和 PHOTO / 210315m / 豪徳寺駅 / 大東建託㈱　豪徳寺計画 / １名 / ㈱アットライフ（大東建託） / 資料：天気">
            <text:p>:m 東和 PHOTO / 210315m / 豪徳寺駅 / 大東建託㈱　豪徳寺計画 / １名 / ㈱アットライフ（大東建託） / 資料：天気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13_16-24-44_000.jpg</text:p>
          </table:table-cell>
          <table:table-cell table:style-name="ce19" office:value-type="string">
            <text:p>:m 東和 PHOTO / 210315m / 豪徳寺駅 / 大東建託㈱　豪徳寺計画 / １名 / ㈱アットライフ（大東建託） / 資料：地図：ストリート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1]=&quot;&quot;;[.C11];CONCATENATE([.C11];&quot; / &quot;;[.E11]))" office:value-type="string" office:string-value=":m 東和 PHOTO / 210315m / 豪徳寺駅 / 大東建託㈱　豪徳寺計画 / １名 / ㈱アットライフ（大東建託） / 資料：地図：ストリート">
            <text:p>:m 東和 PHOTO / 210315m / 豪徳寺駅 / 大東建託㈱　豪徳寺計画 / １名 / ㈱アットライフ（大東建託） / 資料：地図：ストリート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3-13_16-25-08_000.jpg</text:p>
          </table:table-cell>
          <table:table-cell table:style-name="ce19" office:value-type="string">
            <text:p>:m 東和 PHOTO / 210315m / 豪徳寺駅 / 大東建託㈱　豪徳寺計画 / １名 / ㈱アットライフ（大東建託） / 資料：地図</text:p>
          </table:table-cell>
          <table:table-cell table:style-name="ce2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12]=&quot;&quot;;[.C12];CONCATENATE([.C12];&quot; / &quot;;[.E12]))" office:value-type="string" office:string-value=":m 東和 PHOTO / 210315m / 豪徳寺駅 / 大東建託㈱　豪徳寺計画 / １名 / ㈱アットライフ（大東建託） / 資料：地図">
            <text:p>:m 東和 PHOTO / 210315m / 豪徳寺駅 / 大東建託㈱　豪徳寺計画 / １名 / ㈱アットライフ（大東建託） / 資料：地図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3-13_19-14-58_000.jpg</text:p>
          </table:table-cell>
          <table:table-cell table:style-name="ce19" office:value-type="string">
            <text:p>:m 東和 PHOTO / 210312f / 谷保駅 / 国立市富士見台二丁目新築計画 / １名 / 小川電気工事（新日本建設） / 日誌</text:p>
          </table:table-cell>
          <table:table-cell table:style-name="ce19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13]=&quot;&quot;;[.C13];CONCATENATE([.C13];&quot; / &quot;;[.E13]))" office:value-type="string" office:string-value=":m 東和 PHOTO / 210312f / 谷保駅 / 国立市富士見台二丁目新築計画 / １名 / 小川電気工事（新日本建設） / 日誌">
            <text:p>:m 東和 PHOTO / 210312f / 谷保駅 / 国立市富士見台二丁目新築計画 / １名 / 小川電気工事（新日本建設） / 日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3-13_19-15-21_000.jpg</text:p>
          </table:table-cell>
          <table:table-cell table:style-name="ce20" office:value-type="string">
            <text:p>:m :篠笛,shinobue 1*1 / session-memo / s.1:todays-melody,key=D \\\ s.2:todays-melody,key=Em \\\ s.3:todays-melody,key=Em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14]=&quot;&quot;;[.C14];CONCATENATE([.C14];&quot; / &quot;;[.E14]))" office:value-type="string" office:string-value=":m :篠笛,shinobue 1*1 / session-memo / s.1:todays-melody,key=D \\\ s.2:todays-melody,key=Em \\\ s.3:todays-melody,key=Em">
            <text:p>:m :篠笛,shinobue 1*1 / session-memo / s.1:todays-melody,key=D \\\ s.2:todays-melody,key=Em \\\ s.3:todays-melody,key=Em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3-13_19-15-50_000.jpg</text:p>
          </table:table-cell>
          <table:table-cell table:style-name="ce17" office:value-type="string">
            <text:p>:m :尺八,shakuhachi,bamboo 1*1 / session-memo / s.1:warm-up \\\ s.2:todays-melody,key=G</text:p>
          </table:table-cell>
          <table:table-cell table:style-name="ce20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15]=&quot;&quot;;[.C15];CONCATENATE([.C15];&quot; / &quot;;[.E15]))" office:value-type="string" office:string-value=":m :尺八,shakuhachi,bamboo 1*1 / session-memo / s.1:warm-up \\\ s.2:todays-melody,key=G">
            <text:p>:m :尺八,shakuhachi,bamboo 1*1 / session-memo / s.1:warm-up \\\ s.2:todays-melody,key=G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3-14_02-33-26_000.jpg</text:p>
          </table:table-cell>
          <table:table-cell table:style-name="ce18" office:value-type="string">
            <text:p>:m other / log / 寝る前　ウェブ閲覧　記録　（for オナニー） / </text:p>
          </table:table-cell>
          <table:table-cell table:style-name="ce27"/>
          <table:table-cell table:style-name="ce4"/>
          <table:table-cell table:style-name="ce4" office:value-type="string">
            <text:p>N-35-35-29.0 E-139-34-49.0</text:p>
          </table:table-cell>
          <table:table-cell table:style-name="ce36" table:formula="of:=IF([.E16]=&quot;&quot;;[.C16];CONCATENATE([.C16];&quot; / &quot;;[.E16]))" office:value-type="string" office:string-value=":m other / log / 寝る前　ウェブ閲覧　記録　（for オナニー） / ">
            <text:p>:m other / log / 寝る前　ウェブ閲覧　記録　（for オナニー）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3-14_02-33-32_000.jpg</text:p>
          </table:table-cell>
          <table:table-cell table:style-name="ce19" office:value-type="string">
            <text:p>:m :PHOTO 寝た時刻 / 2020</text:p>
          </table:table-cell>
          <table:table-cell table:style-name="ce27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6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3_22-56-14_000.mid</text:p>
          </table:table-cell>
          <table:table-cell table:style-name="ce8" office:value-type="string">
            <text:p>:in-mid / app=perfect-piano / 演奏、play / id-2021-0313-1 / category=melody,inst=shino,for=~,genre=~</text:p>
          </table:table-cell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string" office:string-value=":in-mid / app=perfect-piano / 演奏、play / id-2021-0313-1 / category=melody,inst=shino,for=~,genre=~">
            <text:p>:in-mid / app=perfect-piano / 演奏、play / id-2021-0313-1 / category=melody,inst=shino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4">2021/03/14</text:date>, <text:time>09:1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4T09:18:42.72</dc:date>
    <dc:creator>iwabuchi ken</dc:creator>
    <meta:editing-duration>P31DT23H54M12S</meta:editing-duration>
    <meta:editing-cycles>11921</meta:editing-cycles>
    <meta:document-statistic meta:table-count="1" meta:cell-count="365" meta:object-count="0"/>
  </office:meta>
</office:document-meta>
</file>